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paragraph-rsid="00004daf"/>
    </style:style>
    <style:style style:name="P4" style:family="paragraph" style:parent-style-name="Text_20_body" style:list-style-name="L3"/>
    <style:style style:name="T1" style:family="text">
      <style:text-properties fo:language="en" fo:country="US" officeooo:rsid="00004da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tep 1: If-Else Statement for Ticket Pricing</text:span></text:h>
      <text:p text:style-name="Text_20_body">You are developing a program for a travel company to determine the ticket price based on the passenger's age. The company offers discounted prices for children and seniors. The rules are:</text:p>
      <text:list xml:id="list2537450737" text:style-name="L2">
        <text:list-item>
          <text:p text:style-name="P2">Children (under 12) pay half price.</text:p>
        </text:list-item>
        <text:list-item>
          <text:p text:style-name="P2">Adults (12 to 65) pay full price.</text:p>
        </text:list-item>
        <text:list-item>
          <text:p text:style-name="P2">Seniors (over 65) get a 20% discount.</text:p>
        </text:list-item>
      </text:list>
      <text:p text:style-name="Text_20_body">Write a program using an if-else statement to determine which price a passenger will pay.</text:p>
      <text:p text:style-name="Text_20_body"/>
      <text:p text:style-name="P3"><text:span text:style-name="T1"><text:tab/>1. </text:span>Declare a variable <text:span text:style-name="Variable">int age</text:span> to store the passenger’s age.</text:p>
      <text:p text:style-name="P3"><text:span text:style-name="T1"><text:tab/>2. </text:span>Prompt the user to enter their age using <text:span text:style-name="Variable">Console.WriteLine</text:span> and capture the input using <text:tab/><text:tab/><text:span text:style-name="Variable">Console.ReadLine()</text:span>.</text:p>
      <text:list xml:id="list2863342906" text:style-name="L1">
        <text:list-header>
          <text:p text:style-name="P1"><text:span text:style-name="T1">3.</text:span>Use <text:span text:style-name="Variable">int.Parse()</text:span> to convert the input string into an integer and store it in the age variable.</text:p>
          <text:p text:style-name="P1"><text:span text:style-name="T1">4. </text:span>Write an if-else statement to determine the ticket price:</text:p>
          <text:list>
            <text:list-item>
              <text:p text:style-name="P1">If age &lt; 12, print "Half price ticket."</text:p>
            </text:list-item>
            <text:list-item>
              <text:p text:style-name="P1">If age is between 12 and 65, print "Full price ticket."</text:p>
            </text:list-item>
            <text:list-item>
              <text:p text:style-name="P1">Otherwise, print "Senior discount ticket."</text:p>
            </text:list-item>
          </text:list>
        </text:list-header>
      </text:list>
      <text:p text:style-name="Standard"/>
      <text:p text:style-name="Standard"><text:s text:c="8"/>int age;<text:line-break/> <text:s text:c="7"/><text:line-break/> <text:s text:c="7"/>Console.WriteLine("Enter your age:");<text:line-break/> <text:s text:c="7"/><text:line-break/> <text:s text:c="7"/>age = int.Parse(Console.ReadLine());<text:line-break/> <text:s text:c="7"/><text:line-break/> <text:s text:c="7"/>if (age &lt; 12)<text:line-break/> <text:s text:c="7"/><text:line-break/> <text:s text:c="7"/>{<text:line-break/> <text:s text:c="11"/>Console.WriteLine("Half price ticket.");<text:line-break/> <text:s text:c="7"/>}<text:line-break/> <text:s text:c="7"/><text:line-break/> <text:s text:c="7"/>else if (age &gt;= 12 &amp;&amp; age &lt;= 65)<text:line-break/> <text:s text:c="7"/><text:line-break/> <text:s text:c="7"/>{<text:line-break/> <text:s text:c="11"/>Console.WriteLine("Full price ticket.");<text:line-break/> <text:s text:c="7"/>}<text:line-break/> <text:s text:c="7"/><text:line-break/> <text:s text:c="7"/>else<text:line-break/> <text:s text:c="7"/><text:line-break/> <text:s text:c="7"/>{<text:line-break/> <text:s text:c="11"/>Console.WriteLine("Senior Discount ticket.");<text:line-break/> <text:s text:c="7"/>}</text:p>
      <text:p text:style-name="Standard"/>
      <text:p text:style-name="Standard"/>
      <text:h text:style-name="Heading_20_3" text:outline-level="3"><text:soft-page-break/><text:span text:style-name="Strong_20_Emphasis">Step 2: Switch Statement for Travel Mode Selection</text:span> </text:h>
      <text:p text:style-name="Text_20_body">The travel company offers multiple travel modes: "Bus," "Train," and "Flight." Each mode has a different booking message. Create a program using a switch statement to determine which mode of transportation the user selects.</text:p>
      <text:p text:style-name="Text_20_body"><text:span text:style-name="Strong_20_Emphasis">Steps</text:span>:</text:p>
      <text:list xml:id="list2460797432" text:style-name="L3">
        <text:list-item>
          <text:p text:style-name="P4">Declare a string variable <text:span text:style-name="Variable">string mode</text:span> to store the user's travel mode.</text:p>
        </text:list-item>
        <text:list-item>
          <text:p text:style-name="P4">Prompt the user to select a mode using <text:span text:style-name="Variable">Console.WriteLine</text:span> and capture the input using <text:span text:style-name="Variable">Console.ReadLine()</text:span>.</text:p>
        </text:list-item>
        <text:list-item>
          <text:p text:style-name="P4">Use a switch statement to determine which message to print:</text:p>
          <text:list>
            <text:list-item>
              <text:p text:style-name="P4">If the user selects "Bus," print "Booking a bus ticket."</text:p>
            </text:list-item>
            <text:list-item>
              <text:p text:style-name="P4">If the user selects "Train," print "Booking a train ticket."</text:p>
            </text:list-item>
            <text:list-item>
              <text:p text:style-name="P4">If the user selects "Flight," print "Booking a flight ticket."</text:p>
            </text:list-item>
            <text:list-item>
              <text:p text:style-name="P4">Include a default case for invalid inputs with the message "Invalid selection. Please choose Bus, Train, or Flight."</text:p>
            </text:list-item>
          </text:list>
        </text:list-item>
      </text:list>
      <text:p text:style-name="Standard"/>
      <text:p text:style-name="Standard"><text:s text:c="8"/>string travelMode;<text:line-break/> <text:s text:c="7"/><text:line-break/> <text:s text:c="7"/>Console.WriteLine("Select travel mode: Bus, Train, Flight.");<text:line-break/> <text:s text:c="7"/><text:line-break/> <text:s text:c="7"/>travelMode = Console.ReadLine();<text:line-break/> <text:s text:c="7"/><text:line-break/> <text:s text:c="6"/>switch (travelMode)<text:line-break/> <text:s text:c="6"/><text:line-break/> <text:s text:c="6"/>{<text:line-break/> <text:s text:c="11"/>case "Bus":<text:line-break/> <text:s text:c="15"/>Console.WriteLine("Booking a bus ticket.");<text:line-break/> <text:s text:c="15"/>break;<text:line-break/> <text:s text:c="11"/>case "Train":<text:line-break/> <text:s text:c="15"/>Console.WriteLine("Booking a train ticket.");<text:line-break/> <text:s text:c="15"/>break;<text:line-break/> <text:s text:c="11"/>case "Flight":<text:line-break/> <text:s text:c="15"/>Console.WriteLine("Booking a flight ticket.");<text:line-break/> <text:s text:c="15"/>break;<text:line-break/> <text:s text:c="11"/>default:<text:line-break/> <text:s text:c="15"/>Console.WriteLine("Invalid selection. Please choose Bus, Train, or Flight.");<text:line-break/> <text:s text:c="15"/>break;<text:line-break/><text:line-break/> <text:s text:c="6"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4T16:17:33.599000000</meta:creation-date>
    <dc:date>2026-03-14T16:32:49.261000000</dc:date>
    <meta:editing-duration>PT5M5S</meta:editing-duration>
    <meta:editing-cycles>1</meta:editing-cycles>
    <meta:document-statistic meta:table-count="0" meta:image-count="0" meta:object-count="0" meta:page-count="2" meta:paragraph-count="25" meta:word-count="375" meta:character-count="2877" meta:non-whitespace-character-count="2074"/>
    <meta:generator>LibreOffice/7.3.4.2$Windows_X86_64 LibreOffice_project/728fec16bd5f605073805c3c9e7c4212a0120dc5</meta:generator>
  </office:meta>
</office:document-meta>
</file>